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table:style-name="ce10" office:value-type="string" calcext:value-type="string">
            <text:p>2019/9/18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style-name="ce9" office:value-type="string" calcext:value-type="string">
            <text:p>页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线程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高并发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Df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2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02:37:50.499309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19-09-17T22:41:20.558662611</dc:date>
    <meta:editing-duration>PT3H50M39S</meta:editing-duration>
    <meta:editing-cycles>13</meta:editing-cycles>
    <meta:generator>LibreOffice/6.0.7.3$Linux_X86_64 LibreOffice_project/00m0$Build-3</meta:generator>
    <meta:document-statistic meta:table-count="1" meta:cell-count="53" meta:object-count="0"/>
  </office:meta>
</office:document-meta>
</file>